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90000012102C963B1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86cm, 0cm, 36.269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749cm" svg:x="1cm" svg:y="3.25cm">
          <draw:image xlink:href="Pictures/1000000000000D90000012102C963B1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5T11:56:48.599361639</dc:date>
    <meta:editing-duration>PT2M17S</meta:editing-duration>
    <meta:editing-cycles>1</meta:editing-cycles>
    <meta:document-statistic meta:object-count="1"/>
    <meta:generator>LibreOffice/25.8.6.2$Linux_X86_64 LibreOffice_project/a46b460d1686bb49c718d2ef5f88b83ff2dc4981</meta:generator>
  </office:meta>
</office:document-meta>
</file>